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9f47" officeooo:paragraph-rsid="00139f47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color="#000000" loext:opacity="100%" style:font-name="Cascadia Mono" fo:font-size="9.5pt" officeooo:paragraph-rsid="00139f47" style:font-size-asian="9.5pt"/>
    </style:style>
    <style:style style:name="P4" style:family="paragraph" style:parent-style-name="Standard">
      <style:text-properties fo:color="#000000" loext:opacity="100%" style:font-name="Cascadia Mono" fo:font-size="9.5pt" style:font-size-asian="9.5pt"/>
    </style:style>
    <style:style style:name="P5" style:family="paragraph" style:parent-style-name="Standard">
      <style:text-properties fo:color="#000000" loext:opacity="100%" style:font-name="Cascadia Mono" fo:font-size="9.5pt" officeooo:rsid="00139f47" officeooo:paragraph-rsid="00139f47" style:font-size-asian="9.5pt"/>
    </style:style>
    <style:style style:name="P6" style:family="paragraph" style:parent-style-name="Standard">
      <style:text-properties officeooo:rsid="00139f47" officeooo:paragraph-rsid="00139f47"/>
    </style:style>
    <style:style style:name="P7" style:family="paragraph" style:parent-style-name="Standard">
      <style:text-properties officeooo:rsid="00158ac7" officeooo:paragraph-rsid="00158ac7"/>
    </style:style>
    <style:style style:name="T1" style:family="text">
      <style:text-properties officeooo:rsid="00139f47"/>
    </style:style>
    <style:style style:name="T2" style:family="text">
      <style:text-properties fo:color="#0000ff" loext:opacity="100%" style:font-name="Cascadia Mono" fo:font-size="9.5pt" style:font-size-asian="9.5pt"/>
    </style:style>
    <style:style style:name="T3" style:family="text">
      <style:text-properties fo:color="#00000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officeooo:rsid="00139f47" style:font-size-asian="9.5pt"/>
    </style:style>
    <style:style style:name="T5" style:family="text">
      <style:text-properties fo:color="#a31515" loext:opacity="100%" style:font-name="Cascadia Mono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el ejercicio 6 se nos pidió crear un código el cual pueda almacenar y mostrar la hora con precisión de mili segundos.</text:p>
      <text:p text:style-name="P1"/>
      <text:p text:style-name="P7">El cual esta compuesto de un for para calcular las horas, otro para los minutos y otro para los segundos. Al final cuanta con código el cual se encarga de mostrar la hora en la consola y esperar el tiempo necesario para que el reloj sea preciso.</text:p>
      <text:p text:style-name="P1"/>
      <text:p text:style-name="P1"><text:span text:style-name="T2">static</text:span><text:span text:style-name="T3"> </text:span><text:span text:style-name="T2">void</text:span><text:span text:style-name="T3"> Main(</text:span><text:span text:style-name="T2">string</text:span><text:span text:style-name="T3">[] args)</text:span></text:p>
      <text:p text:style-name="P2"><text:s text:c="8"/>{<text:tab/></text:p>
      <text:p text:style-name="P2"/>
      <text:p text:style-name="Standard"><text:span text:style-name="T3"><text:tab/></text:span><text:span text:style-name="T4">(creamos las variables donde se guardan los datos)</text:span></text:p>
      <text:p text:style-name="Standard"><text:span text:style-name="T3"><text:s text:c="12"/></text:span><text:span text:style-name="T2">int</text:span><text:span text:style-name="T3"> horas, minutos, segundos;</text:span></text:p>
      <text:p text:style-name="P2"/>
      <text:p text:style-name="P2"><text:tab/><text:span text:style-name="T1">(creamos un for el cual se encarga de contar las horas)</text:span></text:p>
      <text:p text:style-name="Standard"><text:span text:style-name="T3"><text:s text:c="12"/></text:span><text:span text:style-name="T2">for</text:span><text:span text:style-name="T3"> (horas = 0; horas &lt; 24; horas++) {</text:span></text:p>
      <text:p text:style-name="P2"><text:tab/><text:tab/></text:p>
      <text:p text:style-name="P3"><text:tab/><text:span text:style-name="T1">(creamos un for el cual se encarga de contar los minutos)</text:span></text:p>
      <text:p text:style-name="Standard"><text:span text:style-name="T3"><text:s text:c="16"/></text:span><text:span text:style-name="T2">for</text:span><text:span text:style-name="T3"> (minutos = 0; minutos &lt; 60; minutos++) {</text:span></text:p>
      <text:p text:style-name="P2"/>
      <text:p text:style-name="P3"><text:tab/><text:tab/><text:span text:style-name="T1">(creamos un for el cual se encarga de contar los segundos)</text:span></text:p>
      <text:p text:style-name="Standard"><text:span text:style-name="T3"><text:s text:c="20"/></text:span><text:span text:style-name="T2">for</text:span><text:span text:style-name="T3">(segundos = 0; segundos &lt; 60; segundos++){ </text:span></text:p>
      <text:p text:style-name="P2"><text:s text:c="20"/></text:p>
      <text:p text:style-name="P2"><text:s text:c="20"/></text:p>
      <text:p text:style-name="Standard"><text:span text:style-name="T3"><text:tab/><text:tab/></text:span><text:span text:style-name="T4">(limpiamos la consola)</text:span></text:p>
      <text:p text:style-name="P2"><text:s text:c="24"/>Console.Clear();</text:p>
      <text:p text:style-name="P2"/>
      <text:p text:style-name="Standard"><text:span text:style-name="T3"><text:tab/><text:tab/></text:span><text:span text:style-name="T4">(mostramos la hora)</text:span></text:p>
      <text:p text:style-name="Standard"><text:span text:style-name="T3"><text:s text:c="24"/>Console.WriteLine(</text:span><text:span text:style-name="T5">"Reloj"</text:span><text:span text:style-name="T3">);</text:span></text:p>
      <text:p text:style-name="Standard"><text:span text:style-name="T3"><text:s text:c="24"/>Console.WriteLine(</text:span><text:span text:style-name="T5">"Timepo: "</text:span><text:span text:style-name="T3"> + horas + </text:span><text:span text:style-name="T5">": "</text:span><text:span text:style-name="T3"> + minutos + </text:span><text:span text:style-name="T5">": "</text:span><text:span text:style-name="T3"> + segundos);</text:span></text:p>
      <text:p text:style-name="P2"/>
      <text:p text:style-name="P2"/>
      <text:p text:style-name="Standard"><text:span text:style-name="T3"><text:tab/><text:tab/></text:span><text:span text:style-name="T4">(reloj que se encarga de esperar 1 segundo para que el reloj funcione adecuadamente)</text:span></text:p>
      <text:p text:style-name="P2"><text:s text:c="24"/>Thread.Sleep(1000);</text:p>
      <text:p text:style-name="P2"><text:s text:c="20"/>}</text:p>
      <text:p text:style-name="P2"><text:s text:c="16"/>}</text:p>
      <text:p text:style-name="P2"/>
      <text:p text:style-name="P2"/>
      <text:p text:style-name="P2"><text:s text:c="12"/>}</text:p>
      <text:p text:style-name="P2"/>
      <text:p text:style-name="P2"><text:s text:c="20"/></text:p>
      <text:p text:style-name="P5"><text:s text:c="8"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2T19:47:52.385000000</dc:date>
    <meta:editing-duration>PT8M52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7" meta:word-count="186" meta:character-count="1334" meta:non-whitespace-character-count="876"/>
  </office:meta>
</office:document-meta>
</file>